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691" officeooo:paragraph-rsid="00084691"/>
    </style:style>
    <style:style style:name="T1" style:family="text">
      <style:text-properties officeooo:rsid="00096b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1">8359 <text:s text:c="2"/>749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39:28.488103405</meta:creation-date>
    <dc:date>2017-08-29T15:44:19.096344394</dc:date>
    <meta:editing-duration>PT4M5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2" meta:character-count="13" meta:non-whitespace-character-count="8"/>
  </office:meta>
</office:document-meta>
</file>